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youtub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ine</text:p>
          </table:table-cell>
          <table:table-cell/>
        </table:table-row>
        <table:table-row table:style-name="ro1">
          <table:table-cell office:value-type="string" calcext:value-type="string">
            <text:p>black area</text:p>
          </table:table-cell>
          <table:table-cell office:value-type="float" office:value="55" calcext:value-type="float">
            <text:p>55</text:p>
          </table:table-cell>
          <table:table-cell table:formula="of:=[.B2]/[.B$8]" office:value-type="float" office:value="0.074424898511502" calcext:value-type="float">
            <text:p>0.074424898511502</text:p>
          </table:table-cell>
          <table:table-cell table:formula="of:=[.D$8]*[.C2]" office:value-type="float" office:value="39.0730717185386" calcext:value-type="float">
            <text:p>39.0730717185386</text:p>
          </table:table-cell>
          <table:table-cell/>
        </table:table-row>
        <table:table-row table:style-name="ro1">
          <table:table-cell office:value-type="string" calcext:value-type="string">
            <text:p>hud</text:p>
          </table:table-cell>
          <table:table-cell office:value-type="float" office:value="166" calcext:value-type="float">
            <text:p>166</text:p>
          </table:table-cell>
          <table:table-cell table:formula="of:=[.B3]/[.B$8]" office:value-type="float" office:value="0.224627875507442" calcext:value-type="float">
            <text:p>0.224627875507442</text:p>
          </table:table-cell>
          <table:table-cell table:formula="of:=[.D$8]*[.C3]" office:value-type="float" office:value="117.929634641407" calcext:value-type="float">
            <text:p>117.929634641407</text:p>
          </table:table-cell>
          <table:table-cell table:formula="of:=[.D3]-[.D2]" office:value-type="float" office:value="78.8565629228687" calcext:value-type="float">
            <text:p>78.8565629228687</text:p>
          </table:table-cell>
        </table:table-row>
        <table:table-row table:style-name="ro1">
          <table:table-cell office:value-type="string" calcext:value-type="string">
            <text:p>top safe area</text:p>
          </table:table-cell>
          <table:table-cell office:value-type="float" office:value="215" calcext:value-type="float">
            <text:p>215</text:p>
          </table:table-cell>
          <table:table-cell table:formula="of:=[.B4]/[.B$8]" office:value-type="float" office:value="0.290933694181326" calcext:value-type="float">
            <text:p>0.290933694181326</text:p>
          </table:table-cell>
          <table:table-cell table:formula="of:=[.D$8]*[.C4]" office:value-type="float" office:value="152.740189445196" calcext:value-type="float">
            <text:p>152.740189445196</text:p>
          </table:table-cell>
          <table:table-cell table:formula="of:=[.D4]-[.D3]" office:value-type="float" office:value="34.8105548037889" calcext:value-type="float">
            <text:p>34.8105548037889</text:p>
          </table:table-cell>
        </table:table-row>
        <table:table-row table:style-name="ro1">
          <table:table-cell office:value-type="string" calcext:value-type="string">
            <text:p>boats</text:p>
          </table:table-cell>
          <table:table-cell office:value-type="float" office:value="396" calcext:value-type="float">
            <text:p>396</text:p>
          </table:table-cell>
          <table:table-cell table:formula="of:=[.B5]/[.B$8]" office:value-type="float" office:value="0.535859269282815" calcext:value-type="float">
            <text:p>0.535859269282815</text:p>
          </table:table-cell>
          <table:table-cell table:formula="of:=[.D$8]*[.C5]" office:value-type="float" office:value="281.326116373478" calcext:value-type="float">
            <text:p>281.326116373478</text:p>
          </table:table-cell>
          <table:table-cell table:formula="of:=[.D5]-[.D4]" office:value-type="float" office:value="128.585926928281" calcext:value-type="float">
            <text:p>128.585926928281</text:p>
          </table:table-cell>
        </table:table-row>
        <table:table-row table:style-name="ro1">
          <table:table-cell office:value-type="string" calcext:value-type="string">
            <text:p>middle safe area</text:p>
          </table:table-cell>
          <table:table-cell office:value-type="float" office:value="448" calcext:value-type="float">
            <text:p>448</text:p>
          </table:table-cell>
          <table:table-cell table:formula="of:=[.B6]/[.B$8]" office:value-type="float" office:value="0.606224627875507" calcext:value-type="float">
            <text:p>0.606224627875507</text:p>
          </table:table-cell>
          <table:table-cell table:formula="of:=[.D$8]*[.C6]" office:value-type="float" office:value="318.267929634641" calcext:value-type="float">
            <text:p>318.267929634641</text:p>
          </table:table-cell>
          <table:table-cell table:formula="of:=[.D6]-[.D5]" office:value-type="float" office:value="36.9418132611638" calcext:value-type="float">
            <text:p>36.9418132611638</text:p>
          </table:table-cell>
        </table:table-row>
        <table:table-row table:style-name="ro1">
          <table:table-cell office:value-type="string" calcext:value-type="string">
            <text:p>lawnmowers</text:p>
          </table:table-cell>
          <table:table-cell office:value-type="float" office:value="629" calcext:value-type="float">
            <text:p>629</text:p>
          </table:table-cell>
          <table:table-cell table:formula="of:=[.B7]/[.B$8]" office:value-type="float" office:value="0.851150202976996" calcext:value-type="float">
            <text:p>0.851150202976996</text:p>
          </table:table-cell>
          <table:table-cell table:formula="of:=[.D$8]*[.C7]" office:value-type="float" office:value="446.853856562923" calcext:value-type="float">
            <text:p>446.853856562923</text:p>
          </table:table-cell>
          <table:table-cell table:formula="of:=[.D7]-[.D6]" office:value-type="float" office:value="128.585926928281" calcext:value-type="float">
            <text:p>128.585926928281</text:p>
          </table:table-cell>
        </table:table-row>
        <table:table-row table:style-name="ro1">
          <table:table-cell office:value-type="string" calcext:value-type="string">
            <text:p>bottom safe area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D8]-[.D7]" office:value-type="float" office:value="78.1461434370771" calcext:value-type="float">
            <text:p>78.14614343707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ssumed ratio</text:p>
          </table:table-cell>
          <table:table-cell table:formula="of:=[.D8]/[.B8]" office:value-type="float" office:value="0.71041948579161" calcext:value-type="float">
            <text:p>0.71041948579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acter width</text:p>
          </table:table-cell>
          <table:table-cell office:value-type="float" office:value="42" calcext:value-type="float">
            <text:p>42</text:p>
          </table:table-cell>
          <table:table-cell table:formula="of:=[.B11]*[.B10]" office:value-type="float" office:value="29.8376184032476" calcext:value-type="float">
            <text:p>29.837618403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acter height</text:p>
          </table:table-cell>
          <table:table-cell office:value-type="float" office:value="49" calcext:value-type="float">
            <text:p>49</text:p>
          </table:table-cell>
          <table:table-cell table:formula="of:=[.B12]*[.B10]" office:value-type="float" office:value="34.8105548037889" calcext:value-type="float">
            <text:p>34.8105548037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9:42:40.477556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9:23:37.096182576</meta:creation-date>
    <dc:date>2019-08-17T20:08:43.924029500</dc:date>
    <meta:editing-duration>PT21M21S</meta:editing-duration>
    <meta:editing-cycles>2</meta:editing-cycles>
    <meta:generator>LibreOffice/6.2.5.2$Linux_X86_64 LibreOffice_project/20$Build-2</meta:generator>
    <meta:document-statistic meta:table-count="1" meta:cell-count="44" meta:object-count="0"/>
  </office:meta>
</office:document-meta>
</file>